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ist-the-products-ordered-in-a-period/" text:style-name="Internet_20_link" text:visited-style-name="Visited_20_Internet_20_Link"><text:span text:style-name="T1">1327. List the Products Ordered in a Period</text:span></text:a></text:p>
      <text:section text:style-name="Sect1" text:name="headlessui-popover-button-:rj:">
        <text:p text:style-name="Standard"/>
      </text:section>
      <text:p text:style-name="P4">Easy</text:p>
      <text:p text:style-name="P4">200</text:p>
      <text:p text:style-name="P4">30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Products</text:span></text:span></text:p>
      <text:p text:style-name="P2">+------------------+---------+</text:p>
      <text:p text:style-name="P2">| Column Name <text:s text:c="5"/>| Type <text:s text:c="3"/>|</text:p>
      <text:p text:style-name="P2">+------------------+---------+</text:p>
      <text:p text:style-name="P2">| product_id <text:s text:c="6"/>| int <text:s text:c="4"/>|</text:p>
      <text:p text:style-name="P2">| product_name <text:s text:c="4"/>| varchar |</text:p>
      <text:p text:style-name="P2">| product_category | varchar |</text:p>
      <text:p text:style-name="P2">+------------------+---------+</text:p>
      <text:p text:style-name="P2">product_id is the primary key (column with unique values) for this table.</text:p>
      <text:p text:style-name="P1">This table contains data about the company's products.</text:p>
      <text:p text:style-name="P6"> </text:p>
      <text:p text:style-name="P7"><text:span text:style-name="T1">Table: </text:span><text:span text:style-name="Source_20_Text"><text:span text:style-name="T2">Order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product_id <text:s text:c="3"/>| int <text:s text:c="4"/>|</text:p>
      <text:p text:style-name="P2">| order_date <text:s text:c="3"/>| date <text:s text:c="3"/>|</text:p>
      <text:p text:style-name="P2">| unit <text:s text:c="9"/>| int <text:s text:c="4"/>|</text:p>
      <text:p text:style-name="P2">+---------------+---------+</text:p>
      <text:p text:style-name="P2">This table may have duplicate rows.</text:p>
      <text:p text:style-name="P2">product_id is a foreign key (reference column) to the Products table.</text:p>
      <text:p text:style-name="P1">unit is the number of products ordered in order_date.</text:p>
      <text:p text:style-name="P6"> </text:p>
      <text:p text:style-name="P7"><text:span text:style-name="T1">Write a solution to get the names of products that have at least </text:span><text:span text:style-name="Source_20_Text"><text:span text:style-name="T2">100</text:span></text:span><text:span text:style-name="T1"> units ordered in </text:span><text:span text:style-name="Strong_20_Emphasis"><text:span text:style-name="T1">February 2020</text:span></text:span><text:span text:style-name="T1"> and their amount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Products table:</text:p>
      <text:p text:style-name="P2">+-------------+-----------------------+------------------+</text:p>
      <text:p text:style-name="P2">| product_id <text:s/>| product_name <text:s text:c="9"/>| product_category |</text:p>
      <text:p text:style-name="P2">+-------------+-----------------------+------------------+</text:p>
      <text:p text:style-name="P2">| 1 <text:s text:c="10"/>| Leetcode Solutions <text:s text:c="3"/>| Book <text:s text:c="12"/>|</text:p>
      <text:p text:style-name="P2">| 2 <text:s text:c="10"/>| Jewels of Stringology | Book <text:s text:c="12"/>|</text:p>
      <text:p text:style-name="P2">| 3 <text:s text:c="10"/>| HP <text:s text:c="19"/>| Laptop <text:s text:c="10"/>|</text:p>
      <text:p text:style-name="P2">| 4 <text:s text:c="10"/>| Lenovo <text:s text:c="15"/>| Laptop <text:s text:c="10"/>|</text:p>
      <text:p text:style-name="P2">| 5 <text:s text:c="10"/>| Leetcode Kit <text:s text:c="9"/>| T-shirt <text:s text:c="9"/>|</text:p>
      <text:p text:style-name="P2">+-------------+-----------------------+------------------+</text:p>
      <text:p text:style-name="P2">Orders table:</text:p>
      <text:p text:style-name="P2">+--------------+--------------+----------+</text:p>
      <text:p text:style-name="P2">| product_id <text:s text:c="2"/>| order_date <text:s text:c="2"/>| unit <text:s text:c="4"/>|</text:p>
      <text:p text:style-name="P2">+--------------+--------------+----------+</text:p>
      <text:p text:style-name="P2">| 1 <text:s text:c="11"/>| 2020-02-05 <text:s text:c="2"/>| 60 <text:s text:c="6"/>|</text:p>
      <text:p text:style-name="P2">| 1 <text:s text:c="11"/>| 2020-02-10 <text:s text:c="2"/>| 70 <text:s text:c="6"/>|</text:p>
      <text:p text:style-name="P2">| 2 <text:s text:c="11"/>| 2020-01-18 <text:s text:c="2"/>| 30 <text:s text:c="6"/>|</text:p>
      <text:p text:style-name="P2">| 2 <text:s text:c="11"/>| 2020-02-11 <text:s text:c="2"/>| 80 <text:s text:c="6"/>|</text:p>
      <text:p text:style-name="P2">| 3 <text:s text:c="11"/>| 2020-02-17 <text:s text:c="2"/>| 2 <text:s text:c="7"/>|</text:p>
      <text:p text:style-name="P2">| 3 <text:s text:c="11"/>| 2020-02-24 <text:s text:c="2"/>| 3 <text:s text:c="7"/>|</text:p>
      <text:p text:style-name="P2">| 4 <text:s text:c="11"/>| 2020-03-01 <text:s text:c="2"/>| 20 <text:s text:c="6"/>|</text:p>
      <text:p text:style-name="P2">| 4 <text:s text:c="11"/>| 2020-03-04 <text:s text:c="2"/>| 30 <text:s text:c="6"/>|</text:p>
      <text:p text:style-name="P2">| 4 <text:s text:c="11"/>| 2020-03-04 <text:s text:c="2"/>| 60 <text:s text:c="6"/>|</text:p>
      <text:p text:style-name="P2">| 5 <text:s text:c="11"/>| 2020-02-25 <text:s text:c="2"/>| 50 <text:s text:c="6"/>|</text:p>
      <text:p text:style-name="P2">| 5 <text:s text:c="11"/>| 2020-02-27 <text:s text:c="2"/>| 50 <text:s text:c="6"/>|</text:p>
      <text:p text:style-name="P2">| 5 <text:s text:c="11"/>| 2020-03-01 <text:s text:c="2"/>| 50 <text:s text:c="6"/>|</text:p>
      <text:p text:style-name="P2">+--------------+--------------+----------+</text:p>
      <text:p text:style-name="P3"><text:span text:style-name="Strong_20_Emphasis"><text:span text:style-name="T1">Output:</text:span></text:span><text:span text:style-name="T1"> </text:span></text:p>
      <text:p text:style-name="P2">+--------------------+---------+</text:p>
      <text:p text:style-name="P2">| product_name <text:s text:c="6"/>| unit <text:s text:c="3"/>|</text:p>
      <text:p text:style-name="P2">+--------------------+---------+</text:p>
      <text:p text:style-name="P2">| Leetcode Solutions | 130 <text:s text:c="4"/>|</text:p>
      <text:p text:style-name="P2">| Leetcode Kit <text:s text:c="6"/>| 100 <text:s text:c="4"/>|</text:p>
      <text:p text:style-name="P2">+--------------------+---------+</text:p>
      <text:p text:style-name="P3"><text:span text:style-name="Strong_20_Emphasis"><text:span text:style-name="T1">Explanation:</text:span></text:span><text:span text:style-name="T1"> </text:span></text:p>
      <text:p text:style-name="P2">Products with product_id = 1 is ordered in February a total of (60 + 70) = 130.</text:p>
      <text:p text:style-name="P2">Products with product_id = 2 is ordered in February a total of 80.</text:p>
      <text:p text:style-name="P2">Products with product_id = 3 is ordered in February a total of (2 + 3) = 5.</text:p>
      <text:p text:style-name="P2">Products with product_id = 4 was not ordered in February 2020.</text:p>
      <text:p text:style-name="P1">Products with product_id = 5 is ordered in February a total of (50 + 50) = 100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4:13:08.946000000</dc:date>
    <meta:editing-duration>PT11S</meta:editing-duration>
    <meta:editing-cycles>1</meta:editing-cycles>
    <meta:document-statistic meta:table-count="0" meta:image-count="0" meta:object-count="0" meta:page-count="2" meta:paragraph-count="76" meta:word-count="434" meta:character-count="2811" meta:non-whitespace-character-count="2007"/>
    <meta:generator>LibreOffice/7.2.2.2$Windows_X86_64 LibreOffice_project/02b2acce88a210515b4a5bb2e46cbfb63fe97d56</meta:generator>
  </office:meta>
</office:document-meta>
</file>